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1533715" officeooo:paragraph-rsid="01533715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text-properties officeooo:rsid="00074818" officeooo:paragraph-rsid="0018dd85"/>
    </style:style>
    <style:style style:name="P7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8" style:family="paragraph" style:parent-style-name="Standard">
      <style:text-properties fo:font-variant="small-caps" fo:color="#808080" style:font-name="Liberation Sans" fo:font-size="13.3000001907349pt" fo:font-style="normal" fo:font-weight="bold" officeooo:rsid="01424dcb" officeooo:paragraph-rsid="01424dcb" style:font-name-asian="Tahoma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5cda76"/>
    </style:style>
    <style:style style:name="P10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424dcb"/>
    </style:style>
    <style:style style:name="P11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69ff85"/>
    </style:style>
    <style:style style:name="P12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780408"/>
    </style:style>
    <style:style style:name="P13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1424dcb"/>
    </style:style>
    <style:style style:name="P1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3b7f6"/>
    </style:style>
    <style:style style:name="P15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16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17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1440d1d"/>
    </style:style>
    <style:style style:name="P18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19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ea6b5"/>
    </style:style>
    <style:style style:name="P20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9009a4"/>
    </style:style>
    <style:style style:name="P21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22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23" style:family="paragraph" style:parent-style-name="Text_20_body">
      <style:paragraph-properties fo:margin-left="0.7cm" fo:margin-right="0cm" fo:margin-top="0cm" fo:margin-bottom="0.247cm" loext:contextual-spacing="false" fo:text-indent="0cm" style:auto-text-indent="false"/>
      <style:text-properties officeooo:paragraph-rsid="015ff2db"/>
    </style:style>
    <style:style style:name="P2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1747c75"/>
    </style:style>
    <style:style style:name="P25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175f5da" officeooo:paragraph-rsid="0175f5da"/>
    </style:style>
    <style:style style:name="P26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27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paragraph-rsid="019009a4"/>
    </style:style>
    <style:style style:name="P28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18a34aa" officeooo:paragraph-rsid="019009a4"/>
    </style:style>
    <style:style style:name="P2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28402" officeooo:paragraph-rsid="01747c75"/>
    </style:style>
    <style:style style:name="P30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85954" officeooo:paragraph-rsid="00f71593"/>
    </style:style>
    <style:style style:name="P31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05cda76"/>
    </style:style>
    <style:style style:name="P32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1424dcb"/>
    </style:style>
    <style:style style:name="P33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34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1440d1d"/>
    </style:style>
    <style:style style:name="P35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36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19009a4"/>
    </style:style>
    <style:style style:name="P37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14b4d27"/>
    </style:style>
    <style:style style:name="P38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39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b4d27"/>
    </style:style>
    <style:style style:name="P40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ea6b5"/>
    </style:style>
    <style:style style:name="P41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9009a4"/>
    </style:style>
    <style:style style:name="P42" style:family="paragraph" style:parent-style-name="Standard"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/>
      <style:text-properties officeooo:rsid="00624cab" officeooo:paragraph-rsid="007b597c"/>
    </style:style>
    <style:style style:name="P43" style:family="paragraph" style:parent-style-name="Standard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b4d27"/>
    </style:style>
    <style:style style:name="P44" style:family="paragraph" style:parent-style-name="Text_20_body">
      <style:paragraph-properties fo:text-align="justify" style:justify-single-word="false"/>
      <style:text-properties officeooo:rsid="010a4d45" officeooo:paragraph-rsid="0162c985"/>
    </style:style>
    <style:style style:name="P45" style:family="paragraph" style:parent-style-name="Standard">
      <style:text-properties officeooo:paragraph-rsid="01a0326c"/>
    </style:style>
    <style:style style:name="P46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officeooo:rsid="00611dbc" officeooo:paragraph-rsid="019da244"/>
    </style:style>
    <style:style style:name="P47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1a56480"/>
    </style:style>
    <style:style style:name="P48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175b88c"/>
    </style:style>
    <style:style style:name="P49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175b88c" officeooo:paragraph-rsid="0179a0b3"/>
    </style:style>
    <style:style style:name="P50" style:family="paragraph" style:parent-style-name="Heading_20_1">
      <style:text-properties officeooo:paragraph-rsid="00f9d82c"/>
    </style:style>
    <style:style style:name="P51" style:family="paragraph" style:parent-style-name="Heading_20_3">
      <style:text-properties officeooo:rsid="0155ba17" officeooo:paragraph-rsid="016503b9"/>
    </style:style>
    <style:style style:name="P52" style:family="paragraph" style:parent-style-name="Heading_20_3">
      <style:text-properties officeooo:rsid="0156ae3d" officeooo:paragraph-rsid="0156ae3d"/>
    </style:style>
    <style:style style:name="P53" style:family="paragraph" style:parent-style-name="Heading_20_4">
      <style:text-properties fo:font-variant="small-caps" fo:font-style="normal" fo:font-weight="bold" officeooo:rsid="016cb2a7" officeooo:paragraph-rsid="016cb2a7" style:font-style-asian="normal" style:font-weight-asian="bold" style:font-style-complex="normal" style:font-weight-complex="bold"/>
    </style:style>
    <style:style style:name="P54" style:family="paragraph" style:parent-style-name="Heading_20_4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P55" style:family="paragraph" style:parent-style-name="Heading_20_4">
      <style:text-properties fo:font-variant="small-caps" fo:font-style="normal" fo:font-weight="bold" officeooo:rsid="01440d1d" officeooo:paragraph-rsid="01440d1d" style:font-style-asian="normal" style:font-weight-asian="bold" style:font-style-complex="normal" style:font-weight-complex="bold"/>
    </style:style>
    <style:style style:name="P56" style:family="paragraph" style:parent-style-name="Heading_20_4">
      <style:text-properties officeooo:rsid="0145ebf6" officeooo:paragraph-rsid="019009a4"/>
    </style:style>
    <style:style style:name="P57" style:family="paragraph" style:parent-style-name="Heading_20_4">
      <style:text-properties officeooo:paragraph-rsid="014ea6b5"/>
    </style:style>
    <style:style style:name="T1" style:family="text">
      <style:text-properties officeooo:rsid="011b76db"/>
    </style:style>
    <style:style style:name="T2" style:family="text">
      <style:text-properties officeooo:rsid="0152b092"/>
    </style:style>
    <style:style style:name="T3" style:family="text">
      <style:text-properties officeooo:rsid="00074818"/>
    </style:style>
    <style:style style:name="T4" style:family="text">
      <style:text-properties officeooo:rsid="0016e9a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05e41" style:font-style-asian="italic" style:font-style-complex="italic"/>
    </style:style>
    <style:style style:name="T7" style:family="text">
      <style:text-properties fo:font-style="italic" officeooo:rsid="0078bc81" style:font-style-asian="italic" style:font-style-complex="italic"/>
    </style:style>
    <style:style style:name="T8" style:family="text">
      <style:text-properties fo:font-style="italic" officeooo:rsid="00bd867a" style:font-style-asian="italic" style:font-style-complex="italic"/>
    </style:style>
    <style:style style:name="T9" style:family="text">
      <style:text-properties fo:font-style="italic" officeooo:rsid="00ebe6f7" style:font-style-asian="italic" style:font-style-complex="italic"/>
    </style:style>
    <style:style style:name="T10" style:family="text">
      <style:text-properties fo:font-style="italic" officeooo:rsid="00ec9600" style:font-style-asian="italic" style:font-style-complex="italic"/>
    </style:style>
    <style:style style:name="T11" style:family="text">
      <style:text-properties fo:font-style="italic" officeooo:rsid="00ed74ba" style:font-style-asian="italic" style:font-style-complex="italic"/>
    </style:style>
    <style:style style:name="T12" style:family="text">
      <style:text-properties fo:font-style="italic" officeooo:rsid="00678f38" style:font-style-asian="italic" style:font-style-complex="italic"/>
    </style:style>
    <style:style style:name="T13" style:family="text">
      <style:text-properties fo:font-style="italic" officeooo:rsid="00bb1cf8" style:font-style-asian="italic" style:font-style-complex="italic"/>
    </style:style>
    <style:style style:name="T14" style:family="text">
      <style:text-properties fo:font-style="italic" officeooo:rsid="0145ebf6" style:font-style-asian="italic" style:font-style-complex="italic"/>
    </style:style>
    <style:style style:name="T15" style:family="text">
      <style:text-properties fo:font-style="italic" officeooo:rsid="015300a8" style:font-style-asian="italic" style:font-style-complex="italic"/>
    </style:style>
    <style:style style:name="T16" style:family="text">
      <style:text-properties fo:font-style="italic" officeooo:rsid="00ede917" style:font-style-asian="italic" style:font-style-complex="italic"/>
    </style:style>
    <style:style style:name="T17" style:family="text">
      <style:text-properties fo:font-style="italic" officeooo:rsid="0182c83a" style:font-style-asian="italic" style:font-style-complex="italic"/>
    </style:style>
    <style:style style:name="T18" style:family="text">
      <style:text-properties fo:font-style="italic" officeooo:rsid="017d252d" style:font-style-asian="italic" style:font-style-complex="italic"/>
    </style:style>
    <style:style style:name="T19" style:family="text">
      <style:text-properties fo:font-style="italic" officeooo:rsid="017e5919" style:font-style-asian="italic" style:font-style-complex="italic"/>
    </style:style>
    <style:style style:name="T20" style:family="text">
      <style:text-properties fo:font-style="italic" officeooo:rsid="0059ca04" style:font-style-asian="italic" style:font-style-complex="italic"/>
    </style:style>
    <style:style style:name="T21" style:family="text">
      <style:text-properties fo:font-style="italic" officeooo:rsid="01a20770" style:font-style-asian="italic" style:font-style-complex="italic"/>
    </style:style>
    <style:style style:name="T22" style:family="text">
      <style:text-properties fo:font-style="italic" officeooo:rsid="019da244" style:font-style-asian="italic" style:font-style-complex="italic"/>
    </style:style>
    <style:style style:name="T23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440d1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145ebf6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58f414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59fe09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15cfe80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15300a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177c8e5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17257a3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175b88c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1471d71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1a56480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officeooo:rsid="017257a3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175b88c" style:font-style-asian="italic" style:font-weight-asian="normal" style:font-style-complex="italic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05e41" style:font-weight-asian="bold" style:font-weight-complex="bold"/>
    </style:style>
    <style:style style:name="T39" style:family="text">
      <style:text-properties fo:font-weight="bold" officeooo:rsid="005b7e8f" style:font-weight-asian="bold" style:font-weight-complex="bold"/>
    </style:style>
    <style:style style:name="T40" style:family="text">
      <style:text-properties fo:font-weight="bold" officeooo:rsid="0059ca04" style:font-weight-asian="bold" style:font-weight-complex="bold"/>
    </style:style>
    <style:style style:name="T41" style:family="text">
      <style:text-properties fo:font-weight="bold" officeooo:rsid="008d535f" style:font-weight-asian="bold" style:font-weight-complex="bold"/>
    </style:style>
    <style:style style:name="T42" style:family="text">
      <style:text-properties fo:font-weight="bold" officeooo:rsid="00d4b5c9" style:font-weight-asian="bold" style:font-weight-complex="bold"/>
    </style:style>
    <style:style style:name="T43" style:family="text">
      <style:text-properties fo:font-weight="bold" officeooo:rsid="00f9d82c" style:font-weight-asian="bold" style:font-weight-complex="bold"/>
    </style:style>
    <style:style style:name="T44" style:family="text">
      <style:text-properties fo:font-weight="bold" officeooo:rsid="00382174" style:font-weight-asian="bold" style:font-weight-complex="bold"/>
    </style:style>
    <style:style style:name="T45" style:family="text">
      <style:text-properties fo:font-weight="bold" officeooo:rsid="00074818" style:font-weight-asian="bold" style:font-weight-complex="bold"/>
    </style:style>
    <style:style style:name="T46" style:family="text">
      <style:text-properties fo:font-weight="bold" officeooo:rsid="00b3b7f6" style:font-weight-asian="bold" style:font-weight-complex="bold"/>
    </style:style>
    <style:style style:name="T47" style:family="text">
      <style:text-properties fo:font-weight="bold" officeooo:rsid="00611dbc" style:font-weight-asian="bold" style:font-weight-complex="bold"/>
    </style:style>
    <style:style style:name="T48" style:family="text">
      <style:text-properties fo:font-weight="bold" officeooo:rsid="00d9839a" style:font-weight-asian="bold" style:font-weight-complex="bold"/>
    </style:style>
    <style:style style:name="T49" style:family="text">
      <style:text-properties fo:font-weight="bold" officeooo:rsid="00582072" style:font-weight-asian="bold" style:font-weight-complex="bold"/>
    </style:style>
    <style:style style:name="T50" style:family="text">
      <style:text-properties fo:font-weight="bold" officeooo:rsid="015300a8" style:font-weight-asian="bold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78bc81" style:font-style-asian="normal" style:font-style-complex="normal"/>
    </style:style>
    <style:style style:name="T53" style:family="text">
      <style:text-properties fo:font-style="normal" officeooo:rsid="00ebe6f7" style:font-style-asian="normal" style:font-style-complex="normal"/>
    </style:style>
    <style:style style:name="T54" style:family="text">
      <style:text-properties fo:font-style="normal" officeooo:rsid="00ec9600" style:font-style-asian="normal" style:font-style-complex="normal"/>
    </style:style>
    <style:style style:name="T55" style:family="text">
      <style:text-properties fo:font-style="normal" officeooo:rsid="00678f38" style:font-style-asian="normal" style:font-style-complex="normal"/>
    </style:style>
    <style:style style:name="T56" style:family="text">
      <style:text-properties fo:font-style="normal" officeooo:rsid="01466e2c" style:font-style-asian="normal" style:font-style-complex="normal"/>
    </style:style>
    <style:style style:name="T57" style:family="text">
      <style:text-properties fo:font-style="normal" officeooo:rsid="014b4d27" style:font-style-asian="normal" style:font-style-complex="normal"/>
    </style:style>
    <style:style style:name="T58" style:family="text">
      <style:text-properties fo:font-style="normal" officeooo:rsid="014fdcbc" style:font-style-asian="normal" style:font-style-complex="normal"/>
    </style:style>
    <style:style style:name="T59" style:family="text">
      <style:text-properties fo:font-style="normal" officeooo:rsid="014fdd45" style:font-style-asian="normal" style:font-style-complex="normal"/>
    </style:style>
    <style:style style:name="T60" style:family="text">
      <style:text-properties fo:font-style="normal" officeooo:rsid="017f28c4" style:font-style-asian="normal" style:font-style-complex="normal"/>
    </style:style>
    <style:style style:name="T61" style:family="text">
      <style:text-properties fo:font-style="normal" officeooo:rsid="017ffd47" style:font-style-asian="normal" style:font-style-complex="normal"/>
    </style:style>
    <style:style style:name="T62" style:family="text">
      <style:text-properties fo:font-style="normal" officeooo:rsid="01811e7c" style:font-style-asian="normal" style:font-style-complex="normal"/>
    </style:style>
    <style:style style:name="T63" style:family="text">
      <style:text-properties fo:font-style="normal" officeooo:rsid="018154c1" style:font-style-asian="normal" style:font-style-complex="normal"/>
    </style:style>
    <style:style style:name="T64" style:family="text">
      <style:text-properties fo:font-style="normal" officeooo:rsid="0181bf98" style:font-style-asian="normal" style:font-style-complex="normal"/>
    </style:style>
    <style:style style:name="T65" style:family="text">
      <style:text-properties fo:font-style="normal" officeooo:rsid="0182c83a" style:font-style-asian="normal" style:font-style-complex="normal"/>
    </style:style>
    <style:style style:name="T66" style:family="text">
      <style:text-properties fo:font-style="normal" officeooo:rsid="01857963" style:font-style-asian="normal" style:font-style-complex="normal"/>
    </style:style>
    <style:style style:name="T67" style:family="text">
      <style:text-properties fo:font-style="normal" officeooo:rsid="01876866" style:font-style-asian="normal" style:font-style-complex="normal"/>
    </style:style>
    <style:style style:name="T68" style:family="text">
      <style:text-properties fo:font-style="normal" officeooo:rsid="01882fb7" style:font-style-asian="normal" style:font-style-complex="normal"/>
    </style:style>
    <style:style style:name="T69" style:family="text">
      <style:text-properties fo:font-style="normal" officeooo:rsid="018833d7" style:font-style-asian="normal" style:font-style-complex="normal"/>
    </style:style>
    <style:style style:name="T70" style:family="text">
      <style:text-properties fo:font-style="normal" officeooo:rsid="01885942" style:font-style-asian="normal" style:font-style-complex="normal"/>
    </style:style>
    <style:style style:name="T71" style:family="text">
      <style:text-properties fo:font-style="normal" officeooo:rsid="01900a85" style:font-style-asian="normal" style:font-style-complex="normal"/>
    </style:style>
    <style:style style:name="T72" style:family="text">
      <style:text-properties fo:font-style="normal" officeooo:rsid="01901e41" style:font-style-asian="normal" style:font-style-complex="normal"/>
    </style:style>
    <style:style style:name="T73" style:family="text">
      <style:text-properties fo:font-style="normal" officeooo:rsid="017d252d" style:font-style-asian="normal" style:font-style-complex="normal"/>
    </style:style>
    <style:style style:name="T74" style:family="text">
      <style:text-properties fo:font-style="normal" officeooo:rsid="017ef570" style:font-style-asian="normal" style:font-style-complex="normal"/>
    </style:style>
    <style:style style:name="T75" style:family="text">
      <style:text-properties fo:font-style="normal" officeooo:rsid="0179a0b3" style:font-style-asian="normal" style:font-style-complex="normal"/>
    </style:style>
    <style:style style:name="T76" style:family="text">
      <style:text-properties fo:font-style="normal" officeooo:rsid="01749677" style:font-style-asian="normal" style:font-style-complex="normal"/>
    </style:style>
    <style:style style:name="T77" style:family="text">
      <style:text-properties fo:font-style="normal" officeooo:rsid="017b8d39" style:font-style-asian="normal" style:font-style-complex="normal"/>
    </style:style>
    <style:style style:name="T78" style:family="text">
      <style:text-properties fo:font-style="normal" officeooo:rsid="017773af" style:font-style-asian="normal" style:font-style-complex="normal"/>
    </style:style>
    <style:style style:name="T79" style:family="text">
      <style:text-properties fo:font-style="normal" officeooo:rsid="0177de81" style:font-style-asian="normal" style:font-style-complex="normal"/>
    </style:style>
    <style:style style:name="T80" style:family="text">
      <style:text-properties fo:font-style="normal" fo:font-weight="normal" officeooo:rsid="01440d1d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77c8e5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a56480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style:font-style-asian="normal" style:font-style-complex="normal"/>
    </style:style>
    <style:style style:name="T84" style:family="text">
      <style:text-properties fo:font-style="normal" style:text-underline-style="none" officeooo:rsid="01876866" style:font-style-asian="normal" style:font-style-complex="normal"/>
    </style:style>
    <style:style style:name="T85" style:family="text">
      <style:text-properties fo:font-style="normal" style:text-underline-style="none" officeooo:rsid="01881944" style:font-style-asian="normal" style:font-style-complex="normal"/>
    </style:style>
    <style:style style:name="T86" style:family="text">
      <style:text-properties fo:font-style="normal" style:text-underline-style="none" officeooo:rsid="01919a38" style:font-style-asian="normal" style:font-style-complex="normal"/>
    </style:style>
    <style:style style:name="T87" style:family="text">
      <style:text-properties fo:font-style="normal" fo:font-weight="bold" officeooo:rsid="00b3b7f6" style:font-style-asian="normal" style:font-weight-asian="bold" style:font-style-complex="normal" style:font-weight-complex="bold"/>
    </style:style>
    <style:style style:name="T88" style:family="text">
      <style:text-properties officeooo:rsid="00405e41"/>
    </style:style>
    <style:style style:name="T89" style:family="text">
      <style:text-properties officeooo:rsid="0059ca04"/>
    </style:style>
    <style:style style:name="T90" style:family="text">
      <style:text-properties officeooo:rsid="00644508"/>
    </style:style>
    <style:style style:name="T91" style:family="text">
      <style:text-properties officeooo:rsid="00685954"/>
    </style:style>
    <style:style style:name="T92" style:family="text">
      <style:text-properties officeooo:rsid="006cf863"/>
    </style:style>
    <style:style style:name="T93" style:family="text">
      <style:text-properties officeooo:rsid="0079e547"/>
    </style:style>
    <style:style style:name="T94" style:family="text">
      <style:text-properties officeooo:rsid="008b9ce0"/>
    </style:style>
    <style:style style:name="T95" style:family="text">
      <style:text-properties officeooo:rsid="00928402"/>
    </style:style>
    <style:style style:name="T96" style:family="text">
      <style:text-properties officeooo:rsid="0093d487"/>
    </style:style>
    <style:style style:name="T97" style:family="text">
      <style:text-properties officeooo:rsid="00b5a6f8"/>
    </style:style>
    <style:style style:name="T98" style:family="text">
      <style:text-properties officeooo:rsid="00bd867a"/>
    </style:style>
    <style:style style:name="T99" style:family="text">
      <style:text-properties officeooo:rsid="00dac70e"/>
    </style:style>
    <style:style style:name="T100" style:family="text">
      <style:text-properties officeooo:rsid="00dc29d1"/>
    </style:style>
    <style:style style:name="T101" style:family="text">
      <style:text-properties fo:font-variant="small-caps" fo:font-weight="bold" style:font-weight-asian="bold" style:font-weight-complex="bold"/>
    </style:style>
    <style:style style:name="T102" style:family="text">
      <style:text-properties officeooo:rsid="00e58a55"/>
    </style:style>
    <style:style style:name="T103" style:family="text">
      <style:text-properties officeooo:rsid="00e752bc"/>
    </style:style>
    <style:style style:name="T104" style:family="text">
      <style:text-properties officeooo:rsid="00e87ef7"/>
    </style:style>
    <style:style style:name="T105" style:family="text">
      <style:text-properties officeooo:rsid="00ed74ba"/>
    </style:style>
    <style:style style:name="T106" style:family="text">
      <style:text-properties officeooo:rsid="00ede917"/>
    </style:style>
    <style:style style:name="T107" style:family="text">
      <style:text-properties officeooo:rsid="00ef3976"/>
    </style:style>
    <style:style style:name="T108" style:family="text">
      <style:text-properties officeooo:rsid="00678f38"/>
    </style:style>
    <style:style style:name="T109" style:family="text">
      <style:text-properties officeooo:rsid="00bb1cf8"/>
    </style:style>
    <style:style style:name="T110" style:family="text">
      <style:text-properties officeooo:rsid="01424dcb"/>
    </style:style>
    <style:style style:name="T111" style:family="text">
      <style:text-properties officeooo:rsid="00b3b7f6"/>
    </style:style>
    <style:style style:name="T112" style:family="text">
      <style:text-properties officeooo:rsid="0144b21b"/>
    </style:style>
    <style:style style:name="T113" style:family="text">
      <style:text-properties officeooo:rsid="0144baf4"/>
    </style:style>
    <style:style style:name="T114" style:family="text">
      <style:text-properties officeooo:rsid="00611dbc"/>
    </style:style>
    <style:style style:name="T115" style:family="text">
      <style:text-properties officeooo:rsid="014b4d27"/>
    </style:style>
    <style:style style:name="T116" style:family="text">
      <style:text-properties officeooo:rsid="005eab71"/>
    </style:style>
    <style:style style:name="T117" style:family="text">
      <style:text-properties officeooo:rsid="00582072"/>
    </style:style>
    <style:style style:name="T118" style:family="text">
      <style:text-properties officeooo:rsid="014efb70"/>
    </style:style>
    <style:style style:name="T119" style:family="text">
      <style:text-properties officeooo:rsid="015300a8"/>
    </style:style>
    <style:style style:name="T120" style:family="text">
      <style:text-properties officeooo:rsid="01747c75"/>
    </style:style>
    <style:style style:name="T121" style:family="text">
      <style:text-properties officeooo:rsid="01780408"/>
    </style:style>
    <style:style style:name="T122" style:family="text">
      <style:text-properties officeooo:rsid="017dfb18"/>
    </style:style>
    <style:style style:name="T123" style:family="text">
      <style:text-properties officeooo:rsid="0195ab99"/>
    </style:style>
    <style:style style:name="T124" style:family="text">
      <style:text-properties officeooo:rsid="016bfd1e"/>
    </style:style>
    <style:style style:name="T125" style:family="text">
      <style:text-properties officeooo:rsid="0173f5ac"/>
    </style:style>
    <style:style style:name="T126" style:family="text">
      <style:text-properties officeooo:rsid="019da244"/>
    </style:style>
    <style:style style:name="T127" style:family="text">
      <style:text-properties officeooo:rsid="01471d71"/>
    </style:style>
    <style:style style:name="T128" style:family="text">
      <style:text-properties officeooo:rsid="01a0326c"/>
    </style:style>
    <style:style style:name="T129" style:family="text">
      <style:text-properties officeooo:rsid="01a20770"/>
    </style:style>
    <style:style style:name="T130" style:family="text">
      <style:text-properties officeooo:rsid="01a406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<text:span text:style-name="T128">Warsztaty 16 godz.</text:span></text:h>
      <text:p text:style-name="P45"><text:span text:style-name="T33">Mów mi Python!</text:span><text:span text:style-name="T127"> – czyli </text:span><text:span text:style-name="T43">p</text:span><text:span text:style-name="T37">rogramowani</text:span><text:span text:style-name="T44">e</text:span><text:span text:style-name="T37"> </text:span><text:span text:style-name="T45">w języku Python</text:span><text:span text:style-name="T3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3">http://www.ceo.org.pl/pl/koduj</text:span></text:a><text:span text:style-name="T3">.</text:span></text:p>
      <text:p text:style-name="P5"/>
      <text:h text:style-name="Heading_20_3" text:outline-level="3">Dla kogo, <text:span text:style-name="T4">czyli co musi wiedzieć uczestnik</text:span></text:h>
      <text:p text:style-name="P7">Dla <text:span text:style-name="T2">nauczycieli pragnących wziąć udział w programie „Koduj z klasą” a w pierwszej edycji programu nie mieli takiej możliwości.</text:span></text:p>
      <text:p text:style-name="P6"/>
      <text:h text:style-name="P51" text:outline-level="3"><text:span text:style-name="T129">Cele,</text:span> treści i metody</text:h>
      <text:p text:style-name="P44"><text:span text:style-name="T129">Cele projektu, s</text:span>pis wszystkich materiałów <text:span text:style-name="T118">oraz zalecane metody ich realizacji dostępne są w dokumencie </text:span><text:a xlink:type="simple" xlink:href="https://github.com/koduj-z-klasa/python101/blob/master/docs/warsztaty/python_cele_materialy_metody.pdf" text:style-name="Internet_20_link" text:visited-style-name="Visited_20_Internet_20_Link"><text:span text:style-name="T21">Cele, materiały i metody</text:span></text:a>. <text:span text:style-name="T130">Umieszczono tam również listę oprogramowania wymaganego do realizacji wszystkich materiałów. </text:span><text:span text:style-name="T50">Podstawą szkoleń jest </text:span><text:a xlink:type="simple" xlink:href="http://python101.readthedocs.org/" text:style-name="Internet_20_link" text:visited-style-name="Visited_20_Internet_20_Link"><text:span text:style-name="T29">wersja HTML</text:span></text:a><text:span text:style-name="T119">. Wersje źródłowe dostępne są w repozytorium </text:span><text:a xlink:type="simple" xlink:href="https://github.com/koduj-z-klasa/python101" text:style-name="Internet_20_link" text:visited-style-name="Visited_20_Internet_20_Link"><text:span text:style-name="T15">Python101</text:span></text:a><text:span text:style-name="T119">.</text:span></text:p>
      <text:h text:style-name="P52" text:outline-level="3">Materiał zajęć</text:h>
      <text:h text:style-name="P53" text:outline-level="4">Środowisko programistyczne</text:h>
      <text:p text:style-name="P31"><text:span text:style-name="T38">Czas realizacji</text:span><text:span text:style-name="T88">: <text:s/>1 * 45 min.</text:span></text:p>
      <text:p text:style-name="P11"><text:span text:style-name="T38">Metody</text:span><text:span text:style-name="T88">: uruchamianie menedżera plików, terminala, edytora, konfigurowanie edytora, uruchamianie interpretera i praca w konsoli Pythona.</text:span></text:p>
      <text:p text:style-name="P9"><text:span text:style-name="T42">Programy, m</text:span><text:span text:style-name="T38">ateriały </text:span><text:span text:style-name="T41">i środki</text:span><text:span text:style-name="T88">: Python 2.7.x, edytor kodu, terminal, zalecany system Linux live </text:span><text:span text:style-name="T6">LxPupTahr. </text:span><text:span text:style-name="T88">Projektor, dostęp do internetu nie jest konieczny.</text:span></text:p>
      <text:p text:style-name="P9"><text:span text:style-name="T39">Realizacja</text:span><text:span text:style-name="T88">: Na początku zapoznajemy użytkowników z narzędziami. Uruchamiamy </text:span><text:span text:style-name="T6">menedżer plików</text:span><text:span text:style-name="T88"> i wykonujemy kilka podstawowych operacji. Omawiamy działanie </text:span><text:span text:style-name="T6">terminala</text:span><text:span text:style-name="T88"> (zwłaszcza dopełnianie i powtarzanie poleceń). Uruchamiamy i konfigurujemy (np. wcięcia 4 spacje) wybrany </text:span><text:span text:style-name="T6">edytor kodu</text:span><text:span text:style-name="T88">. Wspominamy o alternatywach. Uruchamiamy </text:span><text:span text:style-name="T6">konsolę Pythona</text:span><text:span text:style-name="T88"> i wykonujemy kilka przykładów działań. Omawiamy </text:span><text:span text:style-name="T6">uruchamianie skryptów</text:span><text:span text:style-name="T88"> w terminalu i z edytora (jeśli jest taka możliwość). <text:s/>Omawiamy </text:span><text:span text:style-name="T6">instalowanie Pythona i bibliotek</text:span><text:span text:style-name="T88"> za pomocą narzędzi systemowych, jak i programu </text:span><text:span text:style-name="T6">pip</text:span><text:span text:style-name="T88">. Wyjaśniamy, w jaki sposób można przygotować bootowalny pendrive (odsyłamy do materiału Linux Live).</text:span></text:p>
      <text:p text:style-name="P8">Toto lotek</text:p>
      <text:p text:style-name="P32"><text:span text:style-name="T38">Czas realizacji</text:span><text:span text:style-name="T88">: <text:s/>3 * 45 min.</text:span></text:p>
      <text:p text:style-name="P10"><text:span text:style-name="T38">Metody</text:span><text:span text:style-name="T88">: kodowanie programu w edytorze od podstaw, wprowadzanie elementów języka w konsoli interpretera, ćwiczenia samodzielne w zależności od poziomu grupy.</text:span></text:p>
      <text:p text:style-name="P10"><text:span text:style-name="T42">Programy, m</text:span><text:span text:style-name="T38">ateriały </text:span><text:span text:style-name="T41">i środki</text:span><text:span text:style-name="T88">: Python 2.7.x, edytor kodu, terminal, zalecany system Linux live </text:span><text:span text:style-name="T6">LxPupTahr</text:span><text:span text:style-name="T88">, wersja HTML scenariusza </text:span><text:span text:style-name="T23">Toto Lotek, punkty </text:span><text:span text:style-name="T26">1</text:span><text:span text:style-name="T23">.</text:span><text:span text:style-name="T27">2</text:span><text:span text:style-name="T23">.1 – </text:span><text:span text:style-name="T28">1</text:span><text:span text:style-name="T23">.</text:span><text:span text:style-name="T28">2</text:span><text:span text:style-name="T23">.1</text:span><text:span text:style-name="T28">4</text:span><text:span text:style-name="T88">, kod pełnego </text:span><text:soft-page-break/><text:span text:style-name="T88">programu oraz ewentualne wersje pośrednie. Projektor, dostęp do internetu nie jest konieczny.</text:span></text:p>
      <text:p text:style-name="P10"><text:span text:style-name="T39">Realizacja</text:span><text:span text:style-name="T88">: </text:span></text:p>
      <text:p text:style-name="P24"><text:span text:style-name="T96">Omawiamy założenia każdej z części aplikacji, tj.: "Mały lotek" – losowanie pojedynczej liczby i próba jej odgadnięcia przez użytkownika; "Duży lotek" – rozwinięcie, losowanie i zgadywanie wielu liczb. W</text:span>spóln<text:span text:style-name="T120">i</text:span>e kod<text:span text:style-name="T120">ujemy</text:span> <text:span text:style-name="T95">wg materiału. Nie stosujemy metody kopiuj-wklej (!). Uczestnicy samodzielnie wpisują kod, uruchamiają go i poprawiają błędy.</text:span></text:p>
      <text:p text:style-name="P13">Budując program <text:span text:style-name="T48">można</text:span> reżyserować <text:span text:style-name="T99">podstawowe </text:span>błędy <text:span text:style-name="T99">składniowe</text:span> <text:span text:style-name="T94">i logiczne, aby u</text:span>czestnicy <text:span text:style-name="T100">nauczyli</text:span> się je dostrzegać i usuwać. Np.: <text:s/>próba użycia liczby pobranej od użytkownika bez przekształcenia jej na typ całkowity, niewłaściwe wcięcia, brak inkrementacji zmiennej iteracyjnej (nieskończona pętla), itp. <text:span text:style-name="T116">Uczymy dobrych praktyk programowania: przejrzystość kodu (odstępy) i komentarze.</text:span></text:p>
      <text:p text:style-name="P29">Po ukończeniu pierwszej części można urządzić mini-konkurs: zgadnij wylosowaną liczbę.</text:p>
      <text:p text:style-name="P25">Większość kodu (zgodnie z materiałem) ćwiczymy w konsoli, ucząc jej obsługi i wykorzystania.</text:p>
      <text:h text:style-name="P54" text:outline-level="4">Wykresy w Pythonie</text:h>
      <text:p text:style-name="P33"><text:span text:style-name="T37">Czas realizacji</text:span>: 1 * <text:span text:style-name="T110">45</text:span> min.</text:p>
      <text:p text:style-name="P16"><text:span text:style-name="T37">Metody</text:span>: <text:span text:style-name="T97">ćwiczenia w konsoli Pythona, wspólnie tworzenie i rozwijanie skryptów generujących wykresy, ćwiczenie samodzielne</text:span></text:p>
      <text:p text:style-name="P15"><text:span text:style-name="T42">Programy, m</text:span><text:span text:style-name="T38">ateriały </text:span><text:span text:style-name="T41">i środki</text:span><text:span text:style-name="T88">:</text:span> <text:span text:style-name="T88">Python 2.7.x, biblioteka </text:span><text:span text:style-name="T6">Matplotlib</text:span><text:span text:style-name="T88">, edytor kodu, terminal, zalecany system Linux live </text:span><text:span text:style-name="T6">LxPupTahr</text:span><text:span text:style-name="T88">, wersja HTML scenariusza </text:span><text:span text:style-name="T23">Python kreśli</text:span><text:span text:style-name="T88">. Projektor, dostęp do internetu nie jest konieczny.</text:span></text:p>
      <text:p text:style-name="P14"><text:span text:style-name="T37">Realizacja</text:span>: <text:span text:style-name="T109">Zaczynamy od prostego przykładu w konsoli Pythona, z której cały czas korzystamy. Stopniowo kodujemy przykłady wykorzystując je do praktycznego (!) wprowadzenia </text:span><text:span text:style-name="T13">wyrażeń listowych</text:span><text:span text:style-name="T109"> zastępujących pętle </text:span><text:span text:style-name="T13">for</text:span><text:span text:style-name="T109">. Pokazujemy również mechanizmy związane z indeksowaniem list, m. in. notację wycinkową (ang. </text:span><text:span text:style-name="T8">slice</text:span><text:span text:style-name="T98">). Nie ma potrzeby ani czasu na dokładne wyjaśnienia tych technik. Celem ich użycia jest zaprezentowanie jednej z zalet Pythona: zwięzłości. Jeżeli wystarczy czasu, zachęcamy do samodzielnego sporządzenia wykresu funkcji kwadratowej bądź innej.</text:span></text:p>
      <text:h text:style-name="P55" text:outline-level="4">Python w przykładach</text:h>
      <text:p text:style-name="P34"><text:span text:style-name="T37">Czas realizacji</text:span>: <text:span text:style-name="T123">1</text:span> * <text:span text:style-name="T110">45</text:span> min.</text:p>
      <text:p text:style-name="P17"><text:span text:style-name="T37">Metody</text:span>: <text:span text:style-name="T97">ćwiczenia w konsoli Pythona, samodzielne wspólnie tworzenie i rozwijanie skryptów, ćwiczenia samodzielne.</text:span></text:p>
      <text:p text:style-name="P17"><text:span text:style-name="T42">Programy, m</text:span><text:span text:style-name="T38">ateriały </text:span><text:span text:style-name="T41">i środki</text:span><text:span text:style-name="T88">:</text:span> <text:span text:style-name="T88">Python 2.7.x, edytor kodu, terminal, zalecany system Linux live </text:span><text:span text:style-name="T6">LxPupTahr</text:span><text:span text:style-name="T88">, wersja HTML scenariusza </text:span><text:span text:style-name="T23">Python </text:span><text:span text:style-name="T24">w przykładach</text:span><text:span text:style-name="T80"> </text:span><text:span text:style-name="T81">i </text:span><text:span text:style-name="T30">Pythonimzów</text:span><text:span text:style-name="T88">. Projektor, zalecany dostęp do internetu lub.</text:span></text:p>
      <text:p text:style-name="P12"><text:soft-page-break/><text:span text:style-name="T46">Realizacja</text:span><text:span text:style-name="T111">: W zależności od zainteresowań grupy wybieramy jeden przykład spośród 1.4.5-1.4.9 do wspólnej realizacji, koncentrujemy się na utrwaleniu poznanych rzeczy, pokazaniu nowych. Jeśli się da, </text:span><text:span text:style-name="T87">wprowadzamy "pythonizmy"</text:span><text:span text:style-name="T111">, pokazując ich użycie w praktyce.</text:span></text:p>
      <text:p text:style-name="P12"><text:span text:style-name="T111">W przykładzie "</text:span>Ciąg Fibonacciego<text:span text:style-name="T121">" można pokazać rozwiązanie rekurencyjne. Przykłady "</text:span>Słownik słówe<text:span text:style-name="T112">k" oraz "</text:span>Szyfr Cezara<text:span text:style-name="T121">" pozwalają wyeksponować operacje na tekstach i znakach, bardzo przydatne w rozwiązywaniu zadań typu maturalnego. "Oceny z przedmiotów" ilustrują operacje matematyczne, "Trójkąt" – przykładowe implementowanie algorytmu.</text:span></text:p>
      <text:h text:style-name="P56" text:outline-level="4">Gry w Pythonie</text:h>
      <text:p text:style-name="P36"><text:span text:style-name="T37">Czas realizacji</text:span>: <text:span text:style-name="T122">2 * 45 min.</text:span></text:p>
      <text:p text:style-name="P20"><text:span text:style-name="T40">Metody</text:span><text:span text:style-name="T89">: omówienie zasad gry, pokaz rozgrywki, kodowanie wykorzystaniem "klocków" (gotowego kodu), poprawianie błędów, optymalizacja.</text:span></text:p>
      <text:p text:style-name="P41"><text:span text:style-name="T42">Programy, m</text:span><text:span text:style-name="T38">ateriały </text:span><text:span text:style-name="T41">i środki</text:span><text:span text:style-name="T88">: Python 2.7.x, biblioteka </text:span><text:span text:style-name="T14">pygame</text:span><text:span text:style-name="T88">, czcionka </text:span><text:span text:style-name="T6">freesansbold.ttf</text:span><text:span text:style-name="T88">, edytor kodu, terminal, zalecany system Linux live </text:span><text:span text:style-name="T6">LxPupTahr</text:span><text:span text:style-name="T88">, wersja HTML scenariusza </text:span><text:span text:style-name="T25">Gry w Pythonie</text:span><text:span text:style-name="T114">, kody pośrednie i końcowy kod gry. Projektor, dostęp do internetu, jeżeli planujemy wykorzystanie serwisu GitHub do synchronizacji kodu lub scenariusz offline w wersji HTML dla każdego uczestnika.</text:span></text:p>
      <text:p text:style-name="P27"><text:span text:style-name="T47">Realizacja</text:span><text:span text:style-name="T114">: Na początku omawiamy </text:span><text:span text:style-name="T56">zasady gry w </text:span><text:span text:style-name="T61">P</text:span><text:span text:style-name="T56">onga, pierwsz</text:span><text:span text:style-name="T61">ej</text:span><text:span text:style-name="T56"> gr</text:span><text:span text:style-name="T60">y</text:span><text:span text:style-name="T56"> komputerow</text:span><text:span text:style-name="T60">ej</text:span><text:span text:style-name="T56"> (sic!). </text:span><text:span text:style-name="T62">Kodowanie zaczynamy od wersji strukturalnej, wyjaśniając sposób tworzenia obiektów graficznych i manipulowania nimi. </text:span><text:span text:style-name="T63">Posługujemy się metodą kopiuj-wklej. Zachęcamy uczestników do manipulowania właściwościami obiektów typu kolor, rozmiar itp.</text:span></text:p>
      <text:p text:style-name="P27"><text:span text:style-name="T64">Wyjaśniamy istotę działania programu z interfejsem graficznym opartego na pętli obsługującej zdarzenia </text:span><text:span text:style-name="T65">(ang. </text:span><text:span text:style-name="T17">event driven apps</text:span><text:span text:style-name="T65">). </text:span></text:p>
      <text:p text:style-name="P27"><text:span text:style-name="T66">Następnie przechodzimy do wersji obiektowej, którą realizujemy </text:span><text:span text:style-name="T71">krokowo </text:span><text:span text:style-name="T66">metodą kopiuj-wklej wg scenariusza </text:span><text:span text:style-name="T71">lub omawiamy kod końcowy</text:span><text:span text:style-name="T66">. Wprowadzamy pojęcia klasa, obiekt (instancja), pole (atrybut) i metoda, </text:span><text:span text:style-name="T69">konstruktor, </text:span><text:span text:style-name="T66">pokazuj</text:span><text:span text:style-name="T69">ąc</text:span><text:span text:style-name="T66"> naturalność traktowania graficznych elementów gry jako obiektów mających swoje właściwości (kolor, rozmiar, położenie) i zachowania </text:span><text:span text:style-name="T67">(</text:span><text:span text:style-name="T70">rysowanie, </text:span><text:span text:style-name="T67">ruch)</text:span><text:span text:style-name="T66">, które można modyfikować. </text:span><text:span text:style-name="T72">Odtwarzamy</text:span><text:span text:style-name="T68"> logikę i interakcje między obiektami: m. in. zastosowanie operatora * do przekazywania argumentów. </text:span><text:span text:style-name="T84">Pokazujemy elegancję </text:span><text:span text:style-name="T85">podejścia obiektowego, </text:span><text:span text:style-name="T86">które wykorzystane zostanie w "Grze robotów" (sic!).</text:span></text:p>
      <text:p text:style-name="P28"><text:span text:style-name="T85">J</text:span><text:span text:style-name="T83">ako ćwiczenie można zaproponować dodanie drugiej piłeczki i/lub zmianę orientacji pola gry: paletki po bokach.</text:span></text:p>
      <text:h text:style-name="Heading_20_4" text:outline-level="4"><text:span text:style-name="T101">Gra robotów</text:span> (Robot Game)</text:h>
      <text:p text:style-name="P35"><text:span text:style-name="T37">Czas realizacji</text:span>: <text:span text:style-name="T113">3 * 45 min. </text:span></text:p>
      <text:p text:style-name="P18"><text:span text:style-name="T40">Metody</text:span><text:span text:style-name="T89">: omówienie zasad gry, pokaz rozgrywki między przykładowymi robotami, kodowanie klasy robota z wykorzystaniem "klocków" (gotowego kodu), uruchamianie kolejnych walk.</text:span></text:p>
      <text:p text:style-name="P38"><text:soft-page-break/><text:span text:style-name="T42">Programy, m</text:span><text:span text:style-name="T38">ateriały </text:span><text:span text:style-name="T41">i środki</text:span><text:span text:style-name="T88">: Python 2.7.x, biblioteka </text:span><text:span text:style-name="T6">rgkit</text:span><text:span text:style-name="T88">, przykładowe roboty z repozytorium </text:span><text:span text:style-name="T6">robotgame-bots</text:span><text:span text:style-name="T88"> oraz skrypt </text:span><text:span text:style-name="T6">rgsimulator</text:span><text:span text:style-name="T88">, edytor kodu, terminal, zalecany system Linux live </text:span><text:span text:style-name="T6">LxPupTahr</text:span><text:span text:style-name="T88">, wersja HTML scenariusza </text:span><text:span text:style-name="T23">Gra robotów</text:span>, końcowy kod przykładowego robota <text:span text:style-name="T102">w wersji A i B</text:span>, koniecznie <text:span text:style-name="T102">(!)</text:span> kody <text:span text:style-name="T103">wersji </text:span>pośredni<text:span text:style-name="T103">ch</text:span>. <text:span text:style-name="T104">Projektor, dostęp do internetu lub scenariusz offline w wersji HTML dla każdego uczestnika.</text:span></text:p>
      <text:p text:style-name="P22"><text:span text:style-name="T37">Realizacja</text:span>: <text:span text:style-name="T93">Na początku omawiamy </text:span><text:a xlink:type="simple" xlink:href="http://python101.readthedocs.org/pl/latest/rg/zasady.html" text:style-name="Internet_20_link" text:visited-style-name="Visited_20_Internet_20_Link"><text:span text:style-name="T93">przygotowanie środowiska testowego</text:span></text:a><text:span text:style-name="T93">, czyli użycie </text:span><text:span text:style-name="T12">virtualenv</text:span><text:span text:style-name="T108">, instalację biblioteki </text:span><text:span text:style-name="T12">rgkit,</text:span><text:span text:style-name="T108"> </text:span><text:span text:style-name="T12">rgbots</text:span><text:span text:style-name="T55"> </text:span><text:span text:style-name="T52">i </text:span><text:span text:style-name="T7">rgsimulator</text:span><text:span text:style-name="T108">, polecenie </text:span><text:span text:style-name="T12">rgrun</text:span><text:span text:style-name="T7">.</text:span><text:span text:style-name="T52"> </text:span><text:span text:style-name="T53">Uwaga: jeżeli korzystać będziemy z systemu </text:span><text:span text:style-name="T9">LxPupTahr</text:span><text:span text:style-name="T53">, </text:span><text:span text:style-name="T54">w katalogu </text:span><text:span text:style-name="T10">~/robot</text:span><text:span text:style-name="T54"> mamy kompletne wirtualne środowisko pracy.</text:span></text:p>
      <text:p text:style-name="P21">Podstawą jest <text:span text:style-name="T92">zrozumienie</text:span> reguł. <text:span text:style-name="T105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11">Klocki 1</text:span></text:a><text:span text:style-name="T105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105">amy "prawdziwe"</text:span> walk<text:span text:style-name="T105">i, w tym z robotami open source (np. </text:span><text:span text:style-name="T11">stupid26.py</text:span><text:span text:style-name="T105">)</text:span>.</text:p>
      <text:p text:style-name="P26"><text:span text:style-name="T106">Dalej</text:span> <text:span text:style-name="T106">rozwijamy </text:span>strategi<text:span text:style-name="T106">ę działania robota w oparciu o funkcje – </text:span><text:a xlink:type="simple" xlink:href="http://python101.readthedocs.org/pl/latest/rg/klocki02a.html" text:style-name="Internet_20_link" text:visited-style-name="Visited_20_Internet_20_Link"><text:span text:style-name="T106">Klocki 2A</text:span></text:a><text:span text:style-name="T106"> i/lub zbiory – </text:span><text:a xlink:type="simple" xlink:href="http://python101.readthedocs.org/pl/latest/rg/klocki02b.html" text:style-name="Internet_20_link" text:visited-style-name="Visited_20_Internet_20_Link"><text:span text:style-name="T106">Klocki 2B</text:span></text:a><text:span text:style-name="T106">. W zależności od poziomu grupy można przećwiczyć: tylko wersję A, A następnie B, A i B równolegle z porównywaniem kodu. Przy wykorzystaniu klocków z zestawu B eksponujemy praktyczne zastosowanie </text:span><text:span text:style-name="T16">wyrażeń zbiorów</text:span><text:span text:style-name="T106"> </text:span><text:span text:style-name="T16">i funkcji lambda</text:span><text:span text:style-name="T106">.</text:span></text:p>
      <text:p text:style-name="P42"><text:span text:style-name="T107">Wprowadzając kolejne zasady, wyjaśniamy</text:span> odwołania do API<text:span text:style-name="T90"> </text:span>biblioteki <text:span text:style-name="T5">rg</text:span> w dodawanych "klockach". <text:span text:style-name="T91">Kolejne wersje robota zapisujemy w osobnych plikach, aby można je było konfrontować ze sobą.</text:span></text:p>
      <text:p text:style-name="P30">Zachęcamy uczestników do analizy kodu i zachowań robotów: co nam dało wprowadzenie danej zasady? jak można zmienić kolejność ich stosowania w kodzie? jak zachowują się roboty open source? jak można ulepszyć działanie robota?</text:p>
      <text:h text:style-name="Heading_20_4" text:outline-level="4">Bazy danych w Pythonie</text:h>
      <text:p text:style-name="P37"><text:span text:style-name="T37">Czas realizacji</text:span>: <text:span text:style-name="T124">2*45 min.</text:span></text:p>
      <text:p text:style-name="P43"><text:span text:style-name="T40">Metody</text:span><text:span text:style-name="T89">: równoległe kodowanie dwóch skryptów w edytorze, uruchamianie i testowanie wersji pośrednich, ćwiczenia z użyciem </text:span><text:span text:style-name="T20">interpretera Sqlite</text:span><text:span text:style-name="T89">.</text:span></text:p>
      <text:p text:style-name="P39"><text:span text:style-name="T42">Programy, m</text:span><text:span text:style-name="T38">ateriały </text:span><text:span text:style-name="T41">i środki</text:span><text:span text:style-name="T88">: Python 2.7.x, biblioteka </text:span><text:a xlink:type="simple" xlink:href="https://docs.python.org/2/library/sqlite3.html" text:style-name="Internet_20_link" text:visited-style-name="Visited_20_Internet_20_Link">sqlite3 DB-API</text:a> <text:span text:style-name="T115">oraz framework</text:span> <text:a xlink:type="simple" xlink:href="http://peewee.readthedocs.org/en/latest/index.html" text:style-name="Internet_20_link" text:visited-style-name="Visited_20_Internet_20_Link">Peewee</text:a><text:span text:style-name="T88">, edytor kodu, terminal, zalecany system Linux live </text:span><text:span text:style-name="T6">LxPupTahr</text:span><text:span text:style-name="T88">, wersja HTML scenariusza </text:span><text:span text:style-name="T31">SQL v. ORM</text:span><text:span text:style-name="T35"> </text:span><text:span text:style-name="T36">oraz </text:span><text:span text:style-name="T32">Interpreter Sqlite</text:span><text:span text:style-name="T88">, kody pełnych wersji obu skryptów. Projektor, dostęp do internetu lub scenariusz offline w wersji HTML dla każdego uczestnika.</text:span></text:p>
      <text:p text:style-name="P48"><text:span text:style-name="T37">Realizacja</text:span>: <text:span text:style-name="T125">Na początku pokazujemy przydatność poznawanych zagadnień: wszechobecność baz danych w projektowaniu aplikacji desktopowych i internetowych (tu odesłanie do materiałów prezentujących Flask i Django)</text:span><text:span text:style-name="T57">; </text:span><text:span text:style-name="T76">obsługa bazy i podstawy języka SQL to treści nauczania informatyki w szkole ponadgimnazjalnej; </text:span><text:span text:style-name="T57">zadani</text:span><text:span text:style-name="T76">a</text:span><text:span text:style-name="T57"> maturalne </text:span><text:span text:style-name="T76">wymagają umiejętności projektowania i obsługi baz danych</text:span><text:span text:style-name="T57">.</text:span></text:p>
      <text:p text:style-name="P49"><text:span text:style-name="T51">Na podstawie materiału równolegle budujemy oba skrypty </text:span><text:span text:style-name="T77">metodą kopiuj-wklej. W</text:span><text:span text:style-name="T51">yjaśnia</text:span><text:span text:style-name="T77">my</text:span><text:span text:style-name="T51"> </text:span><text:soft-page-break/><text:span text:style-name="T51">podstawy składni SQL-a, </text:span><text:span text:style-name="T78">z drugiej </text:span><text:span text:style-name="T51">eksponując założenia i korzystanie z systemów ORM. </text:span><text:span text:style-name="T78">Pokazujemy</text:span><text:span text:style-name="T51">, </text:span><text:span text:style-name="T78">jak ORM-y</text:span><text:span text:style-name="T51"> skracają i usprawniają wykonywanie operacji CRUD </text:span><text:span text:style-name="T78">oraz wpisują się w paradygmat projektowania obiektowego</text:span><text:span text:style-name="T51">. </text:span><text:span text:style-name="T78">Uwaga: ORM-y nie zastępują znajomości SQL-a, zwłaszcza w zastosowaniach profesjonalnych, mają również swoje wady, np. narzuty </text:span><text:span text:style-name="T79">w </text:span><text:span text:style-name="T78">wydajności.</text:span></text:p>
      <text:p text:style-name="Standard"><text:span text:style-name="T18">Interpreter </text:span><text:span text:style-name="T19">S</text:span><text:span text:style-name="T18">qlite</text:span><text:span text:style-name="T73"> wykorzystujemy do pokazania struktury utworzonych tabel (polecenia </text:span><text:span text:style-name="T18">.table</text:span><text:span text:style-name="T73">, </text:span><text:span text:style-name="T18">.schema</text:span><text:span text:style-name="T73">), później </text:span><text:span text:style-name="T74">można (warto) przećwiczyć</text:span><text:span text:style-name="T73"> </text:span><text:span text:style-name="T74">w nim </text:span><text:span text:style-name="T73">polece</text:span><text:span text:style-name="T74">nia</text:span><text:span text:style-name="T73"> CRUD </text:span><text:span text:style-name="T75">w SQL-u.</text:span><text:span text:style-name="T57"><text:line-break/></text:span></text:p>
      <text:h text:style-name="P57" text:outline-level="4">Aplikacje internetowe</text:h>
      <text:p text:style-name="P23"><text:span text:style-name="T49">Czas realizacji</text:span><text:span text:style-name="T117">: 4*45 min.</text:span></text:p>
      <text:p text:style-name="P19"><text:span text:style-name="T40">Metody</text:span><text:span text:style-name="T89">: kodowanie wybranych aplikacji internetowych, uruchamianie i testowanie kolejnych, ćwiczenia samodzielne.</text:span></text:p>
      <text:p text:style-name="P40"><text:span text:style-name="T42">Programy, m</text:span><text:span text:style-name="T38">ateriały </text:span><text:span text:style-name="T41">i środki</text:span><text:span text:style-name="T88">: Python 2.7.x, framework Flask i/lub Django, edytor kodu, terminal, zalecany system Linux live </text:span><text:span text:style-name="T6">LxPupTahr</text:span><text:span text:style-name="T88">, wersja HTML scenariusza </text:span><text:span text:style-name="T34">Quiz</text:span><text:span text:style-name="T82"> i </text:span><text:span text:style-name="T34">Czat</text:span><text:span text:style-name="T88">, kody wersji pośrednich i końcowych aplikacji. Projektor, dostęp do internetu lub scenariusz offline w wersji HTML dla każdego uczestnika.</text:span></text:p>
      <text:p text:style-name="P47"><text:span text:style-name="T37">Realizacja</text:span>: <text:span text:style-name="T126">Omówienie architektury klient-serwer jako podstawy działania aplikacji internetowych. Zaczynamy od scenariusza „Quiz”, który kodujemy metodą kopiuj-wklej. Wprowadzamy i wyjaśniamy pojęcia: protokół HTTP, żądanie GET i POST, kody odpowiedzi HTTP. Po uruchomieniu i przetestowaniu aplikacji pokazujemy jej prostotę, ale wskazujemy też ograniczenia: brak bazy danych, brak możliwości zarządzania użytkownikami, brak możliwości zmiany danych na serwerze.</text:span></text:p>
      <text:p text:style-name="P47"><text:span text:style-name="T126">Następnie realizujemy aplikację "Czat" wg scenariusza, stosując zasadę od znanego do nowego i nawiązując do wcześniejszych materiałów (SQL v. ORM i Quiz). Pokazujemy modułowość projektowania aplikacji, wynikającą z założeń wzorca MVC. Omawiamy projektowanie modelu bazy jako przykład zastosowania ORM w praktyce. Eksponujemy schemat dodawania stron: widok w views</text:span><text:span text:style-name="T22">.py</text:span><text:span text:style-name="T126"> → szablon html → powiązanie z adresem w </text:span><text:span text:style-name="T22">urls.py</text:span><text:span text:style-name="T126">. Omawiamy dwa sposoby obsługi żądań: sprawdzanie w funkcji typu żądania i ręczne przygotowanie odpowiedzi oraz oparte na klasach widoki wbudowane automatyzujące większość czynności.</text:span></text:p>
      <text:p text:style-name="P46"><text:span text:style-name="T5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1533715" officeooo:paragraph-rsid="01533715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5</text:page-number></text:p>
            </table:table-cell>
          </table:table-row>
        </table:table>
        <text:p text:style-name="MP3"/>
      </style:header>
      <style:footer>
        <text:p text:style-name="MP4">(pś, 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17T12:15:49.847502507</dc:date>
    <meta:editing-duration>PT17H39M27S</meta:editing-duration>
    <meta:editing-cycles>400</meta:editing-cycles>
    <meta:generator>LibreOffice/4.4.3.2$Linux_X86_64 LibreOffice_project/40m0$Build-2</meta:generator>
    <meta:document-statistic meta:table-count="1" meta:image-count="0" meta:object-count="0" meta:page-count="5" meta:paragraph-count="65" meta:word-count="1539" meta:character-count="11923" meta:non-whitespace-character-count="10433"/>
  </office:meta>
</office:document-meta>
</file>